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703cm" svg:height="2.949cm" svg:x="23.3cm" svg:y="16.076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703cm" svg:height="2.949cm" svg:x="16.5cm" svg:y="16.076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03cm" svg:height="2.949cm" svg:x="8.997cm" svg:y="16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03cm" svg:height="2.949cm" svg:x="1.9cm" svg:y="16cm">
          <text:p text:style-name="P1">Server-Reques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1.203cm" svg:y1="17.55cm" svg:x2="23.3cm" svg:y2="17.55cm" draw:start-shape="id1" draw:end-shape="id2" svg:d="M21203 17550h2097" svg:viewBox="0 0 2098 1">
          <text:p text:style-name="P1">Zeig an</text:p>
          <text:p text:style-name="P1"/>
        </draw:connector>
        <draw:connector draw:style-name="gr2" draw:text-style-name="P1" draw:layer="layout" svg:x1="13.7cm" svg:y1="17.474cm" svg:x2="16.5cm" svg:y2="17.55cm" draw:start-shape="id3" draw:end-shape="id1" svg:d="M13700 17474h1399v76h1401" svg:viewBox="0 0 2801 77">
          <text:p text:style-name="P1">Berechne</text:p>
          <text:p text:style-name="P1"/>
        </draw:connector>
        <draw:connector draw:style-name="gr2" draw:text-style-name="P1" draw:layer="layout" svg:x1="25.651cm" svg:y1="19.025cm" svg:x2="11.348cm" svg:y2="18.949cm" draw:start-shape="id2" draw:start-glue-point="2" draw:end-shape="id3" draw:end-glue-point="2" svg:d="M25651 19025v500h-14303v-576" svg:viewBox="0 0 14304 577">
          <text:p text:style-name="P1"/>
          <text:p text:style-name="P1"/>
          <text:p text:style-name="P1">Anfrage</text:p>
        </draw:connector>
        <draw:connector draw:style-name="gr2" draw:text-style-name="P1" draw:layer="layout" svg:x1="8.997cm" svg:y1="17.474cm" svg:x2="6.603cm" svg:y2="17.474cm" draw:start-shape="id3" draw:end-shape="id4" draw:end-glue-point="1" svg:d="M8997 17474h-2394" svg:viewBox="0 0 2395 1">
          <text:p text:style-name="P1">Anfrage</text:p>
          <text:p text:style-name="P1"/>
        </draw:connector>
        <draw:custom-shape draw:style-name="gr1" draw:text-style-name="P1" xml:id="id5" draw:id="id5" draw:layer="layout" svg:width="5.1cm" svg:height="3cm" svg:x="1.8cm" svg:y="7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1cm" svg:height="3cm" svg:x="17.8cm" svg:y="0.6cm">
          <text:p text:style-name="P1">Control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251cm" svg:y1="16cm" svg:x2="4.35cm" svg:y2="10cm" draw:start-shape="id4" draw:end-shape="id5" svg:d="M4251 16000v-3000h99v-3000" svg:viewBox="0 0 100 6001">
          <text:p text:style-name="P1">HTTP Request</text:p>
        </draw:connector>
        <draw:custom-shape draw:style-name="gr1" draw:text-style-name="P1" xml:id="id7" draw:id="id7" draw:layer="layout" svg:width="5.1cm" svg:height="3cm" svg:x="17.8cm" svg:y="7.1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.1cm" svg:height="3cm" svg:x="10.7cm" svg:y="7.1cm">
          <text:p text:style-name="P1">Model-Buff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.35cm" svg:y1="3.6cm" svg:x2="20.35cm" svg:y2="7.1cm" draw:start-shape="id6" draw:end-shape="id7" draw:end-glue-point="0" svg:d="M20350 3600v3500" svg:viewBox="0 0 1 3501">
          <text:p text:style-name="P1"/>
          <text:p text:style-name="P1">Schreibt</text:p>
        </draw:connector>
        <draw:connector draw:style-name="gr2" draw:text-style-name="P1" draw:layer="layout" svg:x1="15.8cm" svg:y1="8.6cm" svg:x2="17.8cm" svg:y2="8.6cm" draw:start-shape="id8" draw:end-shape="id7" svg:d="M15800 8600h2000" svg:viewBox="0 0 2001 1">
          <text:p text:style-name="P1">Liest</text:p>
          <text:p text:style-name="P1"/>
        </draw:connector>
        <draw:connector draw:style-name="gr2" draw:text-style-name="P1" draw:layer="layout" svg:x1="6.9cm" svg:y1="8.5cm" svg:x2="10.7cm" svg:y2="8.6cm" draw:start-shape="id5" draw:end-shape="id8" svg:d="M6900 8500h1900v100h1900" svg:viewBox="0 0 3801 101">
          <text:p text:style-name="P1">Liest</text:p>
          <text:p text:style-name="P1"/>
        </draw:connector>
        <draw:custom-shape draw:style-name="gr1" draw:text-style-name="P1" xml:id="id9" draw:id="id9" draw:layer="layout" svg:width="5.1cm" svg:height="3cm" svg:x="24.4cm" svg:y="7.1cm">
          <text:p text:style-name="P1">Datenban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22.9cm" svg:y1="8.6cm" svg:x2="24.4cm" svg:y2="8.6cm" draw:start-shape="id7" draw:end-shape="id9" svg:d="M22900 8600h1500" svg:viewBox="0 0 1501 1">
          <text:p/>
        </draw:connector>
        <draw:custom-shape draw:style-name="gr1" draw:text-style-name="P1" xml:id="id10" draw:id="id10" draw:layer="layout" svg:width="5.1cm" svg:height="3cm" svg:x="9.6cm" svg:y="0.6cm">
          <text:p text:style-name="P1">Controller-Queu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35cm" svg:y1="7cm" svg:x2="9.6cm" svg:y2="2.1cm" draw:start-shape="id5" draw:start-glue-point="0" draw:end-shape="id10" draw:end-glue-point="3" svg:d="M4350 7000v-4900h5250" svg:viewBox="0 0 5251 4901">
          <text:p text:style-name="P1">Schreibt</text:p>
        </draw:connector>
        <draw:connector draw:style-name="gr2" draw:text-style-name="P1" draw:layer="layout" svg:x1="14.7cm" svg:y1="2.1cm" svg:x2="17.8cm" svg:y2="2.1cm" draw:start-shape="id10" draw:end-shape="id6" svg:d="M14700 2100h3100" svg:viewBox="0 0 3101 1">
          <text:p text:style-name="P1">Arbeitet ab</text:p>
          <text:p text:style-name="P1"/>
        </draw:connector>
        <draw:connector draw:style-name="gr3" draw:text-style-name="P1" draw:layer="layout" svg:x1="20.35cm" svg:y1="0.6cm" svg:x2="22.9cm" svg:y2="2.1cm" draw:start-shape="id6" draw:start-glue-point="0" draw:end-shape="id6" draw:end-glue-point="1" svg:d="M20350 600v-501h3051v2001h-501" svg:viewBox="0 0 3052 2002">
          <text:p/>
        </draw:connector>
        <draw:connector draw:style-name="gr2" draw:text-style-name="P1" draw:layer="layout" svg:x1="20.35cm" svg:y1="3.6cm" svg:x2="20.35cm" svg:y2="7.1cm" draw:start-shape="id6" draw:start-glue-point="2" draw:end-shape="id7" svg:d="M20350 3600v3500" svg:viewBox="0 0 1 3501">
          <text:p text:style-name="P1">Liest /</text:p>
          <text:p text:style-name="P1"/>
        </draw:connector>
        <draw:frame draw:style-name="gr4" draw:layer="controls" svg:width="7.055cm" svg:height="1.038cm" svg:x="9.945cm" svg:y="5.1cm">
          <draw:text-box>
            <text:p>Zauberwort: Asynchron</text:p>
          </draw:text-box>
        </draw:frame>
      </draw:page>
      <draw:page draw:name="page2" draw:style-name="dp1" draw:master-page-name="Standard">
        <draw:line draw:style-name="gr5" draw:text-style-name="P1" draw:layer="controls" svg:x1="2.052cm" svg:y1="1.7cm" svg:x2="2.052cm" svg:y2="26.8cm">
          <text:p/>
        </draw:line>
        <draw:line draw:style-name="gr5" draw:text-style-name="P1" draw:layer="controls" svg:x1="11.252cm" svg:y1="1.7cm" svg:x2="11.252cm" svg:y2="26.7cm">
          <text:p/>
        </draw:line>
        <draw:frame draw:style-name="gr4" draw:layer="controls" svg:width="2.119cm" svg:height="1.038cm" svg:x="1.052cm" svg:y="1cm">
          <draw:text-box>
            <text:p>Client</text:p>
          </draw:text-box>
        </draw:frame>
        <draw:frame draw:style-name="gr4" draw:layer="controls" svg:width="2.369cm" svg:height="1.038cm" svg:x="10.252cm" svg:y="1.1cm">
          <draw:text-box>
            <text:p>Server</text:p>
          </draw:text-box>
        </draw:frame>
        <draw:frame draw:style-name="gr4" draw:layer="controls" svg:width="1.844cm" svg:height="1.038cm" svg:x="2.208cm" svg:y="2.3cm">
          <draw:text-box>
            <text:p>Start</text:p>
          </draw:text-box>
        </draw:frame>
        <draw:frame draw:style-name="gr4" draw:layer="controls" svg:width="5.578cm" svg:height="1.038cm" svg:x="2.552cm" svg:y="3.6cm">
          <draw:text-box>
            <text:p>Controller → Start</text:p>
          </draw:text-box>
        </draw:frame>
        <draw:frame draw:style-name="gr6" draw:layer="controls" svg:width="7.8cm" svg:height="1.25cm" svg:x="2.652cm" svg:y="5cm">
          <draw:text-box>
            <text:p>HTTP Request → Start</text:p>
          </draw:text-box>
        </draw:frame>
        <draw:line draw:style-name="gr3" draw:text-style-name="P1" draw:layer="controls" svg:x1="2.052cm" svg:y1="6cm" svg:x2="11.252cm" svg:y2="6cm">
          <text:p/>
        </draw:line>
        <draw:frame draw:style-name="gr4" draw:layer="controls" svg:width="1.522cm" svg:height="1.038cm" svg:x="12.052cm" svg:y="3cm">
          <draw:text-box>
            <text:p>Idle</text:p>
          </draw:text-box>
        </draw:frame>
        <draw:frame draw:style-name="gr4" draw:layer="controls" svg:width="6.636cm" svg:height="1.038cm" svg:x="12.352cm" svg:y="6.7cm">
          <draw:text-box>
            <text:p>Lesezugriff? → Buffer</text:p>
          </draw:text-box>
        </draw:frame>
        <draw:frame draw:style-name="gr4" draw:layer="controls" svg:width="10.721cm" svg:height="1.038cm" svg:x="12.452cm" svg:y="9.1cm">
          <draw:text-box>
            <text:p>Buffer enthält Daten nicht? → Model</text:p>
          </draw:text-box>
        </draw:frame>
        <draw:frame draw:style-name="gr4" draw:layer="controls" svg:width="7.652cm" svg:height="1.038cm" svg:x="12.452cm" svg:y="11.062cm">
          <draw:text-box>
            <text:p>Model liest Daten aus DB</text:p>
          </draw:text-box>
        </draw:frame>
        <draw:line draw:style-name="gr3" draw:text-style-name="P1" draw:layer="controls" svg:x1="11.252cm" svg:y1="12.6cm" svg:x2="2.052cm" svg:y2="12.6cm">
          <text:p/>
        </draw:line>
        <draw:frame draw:style-name="gr4" draw:layer="controls" svg:width="3.351cm" svg:height="1.038cm" svg:x="4.852cm" svg:y="11.662cm">
          <draw:text-box>
            <text:p>Response</text:p>
          </draw:text-box>
        </draw:frame>
        <draw:frame draw:style-name="gr4" draw:layer="controls" svg:width="7.119cm" svg:height="1.038cm" svg:x="2.352cm" svg:y="13.8cm">
          <draw:text-box>
            <text:p>Aktion Einheit bewegen</text:p>
          </draw:text-box>
        </draw:frame>
        <draw:line draw:style-name="gr3" draw:text-style-name="P1" draw:layer="controls" svg:x1="2.052cm" svg:y1="15.9cm" svg:x2="11.252cm" svg:y2="15.9cm">
          <text:p/>
        </draw:line>
        <draw:frame draw:style-name="gr6" draw:layer="controls" svg:width="7.8cm" svg:height="1.825cm" svg:x="2.652cm" svg:y="14.65cm">
          <draw:text-box>
            <text:p>HTTP → Einheit Bewegen</text:p>
          </draw:text-box>
        </draw:frame>
        <draw:frame draw:style-name="gr4" draw:layer="controls" svg:width="7.618cm" svg:height="1.038cm" svg:x="11.952cm" svg:y="16.4cm">
          <draw:text-box>
            <text:p>Schreibzugriff? → Queue</text:p>
          </draw:text-box>
        </draw:frame>
        <draw:frame draw:style-name="gr4" draw:layer="controls" svg:width="6.137cm" svg:height="1.038cm" svg:x="11.953cm" svg:y="17.762cm">
          <draw:text-box>
            <text:p>Queue → Controller</text:p>
          </draw:text-box>
        </draw:frame>
        <draw:line draw:style-name="gr3" draw:text-style-name="P1" draw:layer="controls" svg:x1="11.252cm" svg:y1="16.4cm" svg:x2="2.052cm" svg:y2="16.4cm">
          <text:p/>
        </draw:line>
        <draw:frame draw:style-name="gr4" draw:layer="controls" svg:width="3.351cm" svg:height="1.038cm" svg:x="4.853cm" svg:y="16.562cm">
          <draw:text-box>
            <text:p>Response</text:p>
          </draw:text-box>
        </draw:frame>
        <draw:line draw:style-name="gr3" draw:text-style-name="P1" draw:layer="controls" svg:x1="2.052cm" svg:y1="19.3cm" svg:x2="11.252cm" svg:y2="19.3cm">
          <text:p/>
        </draw:line>
        <draw:line draw:style-name="gr3" draw:text-style-name="P1" draw:layer="controls" svg:x1="2.052cm" svg:y1="19.3cm" svg:x2="11.252cm" svg:y2="19.3cm">
          <text:p/>
        </draw:line>
        <draw:line draw:style-name="gr2" draw:text-style-name="P1" draw:layer="controls" svg:x1="2.052cm" svg:y1="19.3cm" svg:x2="11.252cm" svg:y2="19.3cm">
          <text:p text:style-name="P1">Request: Ey gibt’s was neues?</text:p>
          <text:p text:style-name="P1"/>
        </draw:line>
        <draw:line draw:style-name="gr3" draw:text-style-name="P1" draw:layer="controls" svg:x1="11.253cm" svg:y1="19.9cm" svg:x2="2.053cm" svg:y2="19.9cm">
          <text:p/>
        </draw:line>
        <draw:frame draw:style-name="gr4" draw:layer="controls" svg:width="4.376cm" svg:height="1.038cm" svg:x="4.854cm" svg:y="20.062cm">
          <draw:text-box>
            <text:p>Nö nix neues.</text:p>
          </draw:text-box>
        </draw:frame>
        <draw:frame draw:style-name="gr4" draw:layer="controls" svg:width="12.647cm" svg:height="1.038cm" svg:x="11.954cm" svg:y="20.4cm">
          <draw:text-box>
            <text:p>Controller → Model: Ändere Einheitposition</text:p>
          </draw:text-box>
        </draw:frame>
        <draw:line draw:style-name="gr3" draw:text-style-name="P1" draw:layer="controls" svg:x1="2.053cm" svg:y1="22.5cm" svg:x2="11.253cm" svg:y2="22.5cm">
          <text:p/>
        </draw:line>
        <draw:line draw:style-name="gr3" draw:text-style-name="P1" draw:layer="controls" svg:x1="2.053cm" svg:y1="22.5cm" svg:x2="11.253cm" svg:y2="22.5cm">
          <text:p/>
        </draw:line>
        <draw:line draw:style-name="gr2" draw:text-style-name="P1" draw:layer="controls" svg:x1="2.053cm" svg:y1="22.5cm" svg:x2="11.253cm" svg:y2="22.5cm">
          <text:p text:style-name="P1">Request: Ey gibt’s was neues?</text:p>
          <text:p text:style-name="P1"/>
        </draw:line>
        <draw:line draw:style-name="gr3" draw:text-style-name="P1" draw:layer="controls" svg:x1="11.254cm" svg:y1="23.1cm" svg:x2="2.054cm" svg:y2="23.1cm">
          <text:p/>
        </draw:line>
        <draw:frame draw:style-name="gr4" draw:layer="controls" svg:width="7.932cm" svg:height="1.038cm" svg:x="2.92cm" svg:y="23.262cm">
          <draw:text-box>
            <text:p>Jap Einheit wurde bewegt.</text:p>
          </draw:text-box>
        </draw:frame>
        <draw:frame draw:style-name="gr4" draw:layer="controls" svg:width="6.767cm" svg:height="1.038cm" svg:x="2.252cm" svg:y="25.062cm">
          <draw:text-box>
            <text:p>Zeige bewegte Einheit</text:p>
          </draw:text-box>
        </draw:frame>
      </draw:page>
      <draw:page draw:name="page3" draw:style-name="dp1" draw:master-page-name="Standard">
        <draw:custom-shape draw:style-name="gr1" draw:text-style-name="P1" draw:layer="layout" svg:width="5.1cm" svg:height="1.1cm" svg:x="5.8cm" svg:y="1cm">
          <text:p text:style-name="P1">Controller 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1cm" svg:height="2.8cm" svg:x="5.2cm" svg:y="3.8cm">
          <text:p text:style-name="P1">Action</text:p>
          <text:p text:style-name="P1">- Name</text:p>
          <text:p text:style-name="P1">- Parameters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2" draw:layer="layout" svg:width="5.1cm" svg:height="1.1cm" svg:x="5.8cm" svg:y="1cm"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1cm" svg:height="2.8cm" svg:x="1cm" svg:y="3.7cm">
          <text:p text:style-name="P1"><text:span text:style-name="T1">Session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1cm" svg:height="2.8cm" svg:x="1cm" svg:y="9.6cm">
          <text:p text:style-name="P1"><text:span text:style-name="T1">Se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713cm" svg:height="4cm" svg:x="12.5cm" svg:y="9.8cm">
          <text:p text:style-name="P1"><text:span text:style-name="T1">Unit</text:span></text:p>
          <text:p text:style-name="P1"><text:span text:style-name="T1">- Position</text:span></text:p>
          <text:p text:style-name="P1"><text:span text:style-name="T1">- Definition</text:span></text:p>
          <text:p text:style-name="P1"><text:span text:style-name="T1">- Life</text:span></text:p>
          <text:p text:style-name="P1"><text:span text:style-name="T1">Move(newPosi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713cm" svg:height="4cm" svg:x="13cm" svg:y="3.3cm">
          <text:p text:style-name="P1"><text:span text:style-name="T1">UnitDefinition</text:span></text:p>
          <text:p text:style-name="P1"><text:span text:style-name="T1">- Type</text:span></text:p>
          <text:p text:style-name="P1"><text:span text:style-name="T1">- Speed</text:span></text:p>
          <text:p text:style-name="P1"><text:span text:style-name="T1">- MaxLif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713cm" svg:height="4cm" svg:x="12.287cm" svg:y="15cm">
          <text:p text:style-name="P1"><text:span text:style-name="T1">Buildings</text:span></text:p>
          <text:p text:style-name="P1"><text:span text:style-name="T1">- Position</text:span></text:p>
          <text:p text:style-name="P1"><text:span text:style-name="T1">- Definition</text:span></text:p>
          <text:p text:style-name="P1"><text:span text:style-name="T1">- Lif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08:24:36.729547995</meta:creation-date>
    <dc:date>2015-03-17T11:40:33.130311660</dc:date>
    <meta:editing-duration>PT6H33M14S</meta:editing-duration>
    <meta:editing-cycles>33</meta:editing-cycles>
    <meta:generator>LibreOffice/4.2.7.2$Linux_X86_64 LibreOffice_project/420m0$Build-2</meta:generator>
    <meta:document-statistic meta:object-count="65"/>
  </office:meta>
</office:document-meta>
</file>